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9e38" officeooo:paragraph-rsid="000636bd"/>
    </style:style>
    <style:style style:name="P2" style:family="paragraph" style:parent-style-name="Standard">
      <style:text-properties officeooo:rsid="000636bd" officeooo:paragraph-rsid="000636bd"/>
    </style:style>
    <style:style style:name="T1" style:family="text">
      <style:text-properties officeooo:rsid="000636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de:</text:p>
      <text:p text:style-name="P2"><text:a xlink:type="simple" xlink:href="https://soko7awen.github.io/n220LabS23/Labs/loopsArrays/loopBig/" text:style-name="Internet_20_link" text:visited-style-name="Visited_20_Internet_20_Link">https://soko7awen.github.io/n220LabS23/Labs/loopsArrays/loopBig/</text:a></text:p>
      <text:p text:style-name="P2"><text:a xlink:type="simple" xlink:href="https://soko7awen.github.io/n220LabS23/Labs/loopsArrays/beepBop/" text:style-name="Internet_20_link" text:visited-style-name="Visited_20_Internet_20_Link">https://soko7awen.github.io/n220LabS23/Labs/loopsArrays/beepBop/</text:a></text:p>
      <text:p text:style-name="P2"><text:a xlink:type="simple" xlink:href="https://soko7awen.github.io/n220LabS23/Labs/loopsArrays/runnerUp/" text:style-name="Internet_20_link" text:visited-style-name="Visited_20_Internet_20_Link">https://soko7awen.github.io/n220LabS23/Labs/loopsArrays/runnerUp/</text:a></text:p>
      <text:p text:style-name="P2"><text:a xlink:type="simple" xlink:href="https://soko7awen.github.io/n220LabS23/Labs/loopsArrays/favorray/" text:style-name="Internet_20_link" text:visited-style-name="Visited_20_Internet_20_Link">https://soko7awen.github.io/n220LabS23/Labs/loopsArrays/favorray/</text:a></text:p>
      <text:p text:style-name="P2">Repo:<text:line-break/><text:a xlink:type="simple" xlink:href="https://github.com/soko7awen/n220LabS23/tree/main/Labs/loopsArrays" text:style-name="Internet_20_link" text:visited-style-name="Visited_20_Internet_20_Link">https://github.com/soko7awen/n220LabS23/tree/main/Labs/loopsArrays</text:a></text:p>
      <text:p text:style-name="P1"><text:span text:style-name="T1">Reflection:</text:span></text:p>
      <text:p text:style-name="P1">Honestly, I didn’t struggle at all with this. I suppose it was a good refresher, but I’m pretty familiar with these concepts alread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23:04:20.817445357</meta:creation-date>
    <dc:date>2023-02-23T23:10:10.453445031</dc:date>
    <meta:editing-duration>PT4M25S</meta:editing-duration>
    <meta:editing-cycles>2</meta:editing-cycles>
    <meta:generator>LibreOffice/7.4.5.1$Linux_X86_64 LibreOffice_project/40$Build-1</meta:generator>
    <meta:document-statistic meta:table-count="0" meta:image-count="0" meta:object-count="0" meta:page-count="1" meta:paragraph-count="8" meta:word-count="31" meta:character-count="479" meta:non-whitespace-character-count="456"/>
  </office:meta>
</office:document-meta>
</file>